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A000000A9547AACD1016EA284.png" manifest:media-type="image/png"/>
  <manifest:file-entry manifest:full-path="Pictures/100002010000011F000000AFD77C26394ACEBDDA.png" manifest:media-type="image/png"/>
  <manifest:file-entry manifest:full-path="Pictures/100002010000013E0000009E195B44FBEF462E0F.png" manifest:media-type="image/png"/>
  <manifest:file-entry manifest:full-path="Pictures/1000020100000500000002D0A0D8EFBD2BFE0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4cm" fo:min-width="3.178cm"/>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448cm" fo:min-width="3.178cm"/>
    </style:style>
    <style:style style:name="gr4" style:family="graphic" style:parent-style-name="standard">
      <style:graphic-properties draw:fill-color="#ff33ff" draw:textarea-horizontal-align="justify" draw:textarea-vertical-align="middle" draw:auto-grow-height="false" fo:min-height="1.413cm" fo:min-width="0.4cm"/>
    </style:style>
    <style:style style:name="gr5" style:family="graphic" style:parent-style-name="standard">
      <style:graphic-properties draw:textarea-horizontal-align="justify" draw:textarea-vertical-align="middle" draw:auto-grow-height="false" fo:min-height="1.113cm" fo:min-width="3.028cm" fo:wrap-option="no-wrap"/>
    </style:style>
    <style:style style:name="gr6" style:family="graphic" style:parent-style-name="standard">
      <style:graphic-properties draw:textarea-vertical-align="middle"/>
    </style:style>
    <style:style style:name="gr7" style:family="graphic" style:parent-style-name="standard">
      <style:graphic-properties draw:textarea-horizontal-align="justify" draw:textarea-vertical-align="top" draw:auto-grow-height="false" fo:min-height="7.692cm" fo:min-width="8.142cm"/>
    </style:style>
    <style:style style:name="gr8" style:family="graphic" style:parent-style-name="standard">
      <style:graphic-properties draw:textarea-horizontal-align="justify" draw:textarea-vertical-align="middle" draw:auto-grow-height="false" fo:min-height="0.812cm" fo:min-width="4.31cm"/>
    </style:style>
    <style:style style:name="gr9" style:family="graphic" style:parent-style-name="standard">
      <style:graphic-properties svg:stroke-color="#000000" draw:marker-end="Arrow" draw:textarea-vertical-align="middle"/>
    </style:style>
    <style:style style:name="gr10" style:family="graphic" style:parent-style-name="standard">
      <style:graphic-properties draw:textarea-horizontal-align="justify" draw:textarea-vertical-align="middle" draw:auto-grow-height="false" fo:min-height="0.67cm" fo:min-width="4.238cm"/>
    </style:style>
    <style:style style:name="gr11" style:family="graphic" style:parent-style-name="standard">
      <style:graphic-properties draw:textarea-horizontal-align="justify" draw:textarea-vertical-align="top" draw:auto-grow-height="false" fo:min-height="4.534cm" fo:min-width="6.584cm"/>
    </style:style>
    <style:style style:name="gr12" style:family="graphic" style:parent-style-name="standard">
      <style:graphic-properties draw:textarea-horizontal-align="justify" draw:textarea-vertical-align="middle" draw:auto-grow-height="false" fo:min-height="0.882cm" fo:min-width="3.814cm"/>
    </style:style>
    <style:style style:name="gr13" style:family="graphic" style:parent-style-name="standard">
      <style:graphic-properties svg:stroke-color="#000000" draw:marker-start="Arrow" draw:marker-end="" draw:textarea-vertical-align="middle"/>
    </style:style>
    <style:style style:name="gr14" style:family="graphic" style:parent-style-name="standard">
      <style:graphic-properties draw:textarea-horizontal-align="justify" draw:textarea-vertical-align="top" draw:auto-grow-height="false" fo:min-height="4.804cm" fo:min-width="7.054cm"/>
    </style:style>
    <style:style style:name="gr15" style:family="graphic" style:parent-style-name="standard">
      <style:graphic-properties draw:textarea-horizontal-align="justify" draw:textarea-vertical-align="middle" draw:auto-grow-height="false" fo:min-height="1.024cm" fo:min-width="3.956cm"/>
    </style:style>
    <style:style style:name="gr16" style:family="graphic" style:parent-style-name="standard">
      <style:graphic-properties draw:textarea-horizontal-align="justify" draw:textarea-vertical-align="middle" draw:auto-grow-height="false" fo:min-height="0.74cm" fo:min-width="3.956cm"/>
    </style:style>
    <style:style style:name="gr17" style:family="graphic" style:parent-style-name="standard">
      <style:graphic-properties draw:marker-end="Arrow" draw:textarea-vertical-align="middle"/>
    </style:style>
    <style:style style:name="gr18" style:family="graphic" style:parent-style-name="standard">
      <style:graphic-properties draw:textarea-horizontal-align="justify" draw:textarea-vertical-align="middle" draw:auto-grow-height="false" fo:min-height="0.952cm" fo:min-width="2.118cm"/>
    </style:style>
    <style:style style:name="gr19" style:family="graphic" style:parent-style-name="objectwithoutfill">
      <style:graphic-properties draw:stroke="dash" draw:stroke-dash="Ultrafine_20_Dashed" draw:marker-end="Triangle_20_unfilled" draw:marker-end-width="0.3cm" draw:fill="none" draw:textarea-vertical-align="middle"/>
    </style:style>
    <style:style style:name="gr20" style:family="graphic" style:parent-style-name="standard">
      <style:graphic-properties draw:textarea-horizontal-align="justify" draw:textarea-vertical-align="middle" draw:auto-grow-height="false" fo:min-height="0.67cm" fo:min-width="4.31cm"/>
    </style:style>
    <style:style style:name="gr21" style:family="graphic" style:parent-style-name="standard">
      <style:graphic-properties draw:textarea-horizontal-align="justify" draw:textarea-vertical-align="middle" draw:auto-grow-height="false" fo:min-height="0.67cm" fo:min-width="4.522cm"/>
    </style:style>
    <style:style style:name="gr2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ff33ff"/>
      <style:paragraph-properties fo:text-align="center"/>
    </style:style>
    <style:style style:name="P3" style:family="paragraph">
      <style:paragraph-properties fo:text-align="start"/>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1" draw:id="id1" draw:layer="layout" svg:width="5.2cm" svg:height="1.8cm" svg:x="1.4cm" svg:y="5.2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5.867cm" svg:height="3.299cm" svg:x="1.333cm" svg:y="1.501cm">
          <draw:image xlink:href="Pictures/1000020100000500000002D0A0D8EFBD2BFE0E3F.png" xlink:type="simple" xlink:show="embed" xlink:actuate="onLoad">
            <text:p/>
          </draw:image>
        </draw:frame>
        <draw:frame draw:style-name="gr2" draw:text-style-name="P1" draw:layer="layout" svg:width="6.039cm" svg:height="3cm" svg:x="7.6cm" svg:y="1.4cm">
          <draw:image xlink:href="Pictures/100002010000013E0000009E195B44FBEF462E0F.png" xlink:type="simple" xlink:show="embed" xlink:actuate="onLoad">
            <text:p/>
          </draw:image>
        </draw:frame>
        <draw:frame draw:style-name="gr2" draw:text-style-name="P1" draw:layer="layout" svg:width="4.804cm" svg:height="2.929cm" svg:x="14.1cm" svg:y="1.4cm">
          <draw:image xlink:href="Pictures/100002010000011F000000AFD77C26394ACEBDDA.png" xlink:type="simple" xlink:show="embed" xlink:actuate="onLoad">
            <text:p/>
          </draw:image>
        </draw:frame>
        <draw:frame draw:style-name="gr2" draw:text-style-name="P1" draw:layer="layout" svg:width="5.6cm" svg:height="3.175cm" svg:x="20.2cm" svg:y="1.325cm">
          <draw:image xlink:href="Pictures/100002010000012A000000A9547AACD1016EA284.png" xlink:type="simple" xlink:show="embed" xlink:actuate="onLoad">
            <text:p/>
          </draw:image>
        </draw:frame>
        <draw:custom-shape draw:style-name="gr1" draw:text-style-name="P1" xml:id="id3" draw:id="id3" draw:layer="layout" svg:width="5.2cm" svg:height="1.8cm" svg:x="7.6cm" svg:y="5.2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5.2cm" svg:height="2.4cm" svg:x="13.8cm" svg:y="5.3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5.2cm" svg:height="2.4cm" svg:x="20.5cm" svg:y="5.1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8cm" svg:height="1.9cm" svg:x="3.2cm" svg:y="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8cm" svg:height="1.9cm" svg:x="22.2cm" svg:y="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8cm" svg:height="1.9cm" svg:x="15.6cm" svg:y="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8cm" svg:height="1.9cm" svg:x="9.401cm" svg:y="3.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xml:id="id2" draw:id="id2" draw:layer="layout" svg:width="5.4cm" svg:height="2.1cm" svg:x="1.4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4cm" svg:y1="7cm" svg:x2="4.1cm" svg:y2="7.5cm" draw:start-shape="id1" draw:start-glue-point="8" draw:end-shape="id2" draw:end-glue-point="0" svg:d="M4000 7000v251h100v249" svg:viewBox="0 0 101 501">
          <text:p/>
        </draw:connector>
        <draw:connector draw:style-name="gr6" draw:text-style-name="P1" draw:layer="layout" svg:x1="10.2cm" svg:y1="7cm" svg:x2="6.8cm" svg:y2="8.55cm" draw:start-shape="id3" draw:end-shape="id2" draw:end-glue-point="1" svg:d="M10200 7000v1550h-3400" svg:viewBox="0 0 3401 1551">
          <text:p/>
        </draw:connector>
        <draw:connector draw:style-name="gr6" draw:text-style-name="P1" draw:layer="layout" svg:x1="16.4cm" svg:y1="7.7cm" svg:x2="6.8cm" svg:y2="8.55cm" draw:start-shape="id4" draw:start-glue-point="8" draw:end-shape="id2" draw:end-glue-point="1" svg:d="M16400 7700v850h-9600" svg:viewBox="0 0 9601 851">
          <text:p/>
        </draw:connector>
        <draw:connector draw:style-name="gr6" draw:text-style-name="P1" draw:layer="layout" svg:x1="23.1cm" svg:y1="7.5cm" svg:x2="6.8cm" svg:y2="8.55cm" draw:start-shape="id5" draw:start-glue-point="8" draw:end-shape="id2" draw:end-glue-point="1" svg:d="M23100 7500v1050h-16300" svg:viewBox="0 0 16301 1051">
          <text:p/>
        </draw:connector>
        <draw:custom-shape draw:style-name="gr7" draw:text-style-name="P3" xml:id="id12" draw:id="id12" draw:layer="layout" svg:width="9.5cm" svg:height="8.8cm" svg:x="1.3cm" svg:y="11.2cm">
          <text:p text:style-name="P3">Módulo VIRASA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6" draw:id="id6" draw:layer="layout" svg:width="6.8cm" svg:height="1.5cm" svg:x="1.7cm" svg:y="12.7cm">
          <text:p text:style-name="P1">Aquisição BS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line-skew="-0.551cm" svg:x1="4.1cm" svg:y1="9.6cm" svg:x2="1.7cm" svg:y2="13.45cm" draw:start-shape="id2" draw:start-glue-point="2" draw:end-shape="id6" draw:end-glue-point="6" svg:d="M4100 9600v1000h-2901v2850h501" svg:viewBox="0 0 2902 3851">
          <text:p/>
        </draw:connector>
        <draw:custom-shape draw:style-name="gr10" draw:text-style-name="P1" xml:id="id7" draw:id="id7" draw:layer="layout" svg:width="6.7cm" svg:height="1.3cm" svg:x="1.7cm" svg:y="14.4cm">
          <text:p text:style-name="P1">INTEGRAÇÃ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11" draw:id="id11" draw:layer="layout" svg:width="7.6cm" svg:height="5.3cm" svg:x="19.7cm" svg:y="8.9cm">
          <text:p text:style-name="P3">Módulo PAD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xml:id="id9" draw:id="id9" draw:layer="layout" svg:width="6.1cm" svg:height="1.6cm" svg:x="20.6cm" svg:y="10cm">
          <text:p text:style-name="P1">Servidor 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xml:id="id8" draw:id="id8" draw:layer="layout" svg:width="6.1cm" svg:height="1.6cm" svg:x="20.4cm" svg:y="12.4cm">
          <text:p text:style-name="P1">Servidor RES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1.501cm" svg:x1="8.4cm" svg:y1="15.05cm" svg:x2="20.4cm" svg:y2="13.2cm" draw:start-shape="id7" draw:start-glue-point="10" draw:end-shape="id8" draw:end-glue-point="6" svg:d="M8400 15050h4500v-1850h7500" svg:viewBox="0 0 12001 1851">
          <text:p/>
        </draw:connector>
        <draw:custom-shape draw:style-name="gr14" draw:text-style-name="P3" xml:id="id13" draw:id="id13" draw:layer="layout" svg:width="8.1cm" svg:height="5.6cm" svg:x="14.3cm" svg:y="14.4cm">
          <text:p text:style-name="P3">Módulo BHADRASA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xml:id="id14" draw:id="id14" draw:layer="layout" svg:width="6.3cm" svg:height="1.8cm" svg:x="15.2cm" svg:y="15.8cm">
          <text:p text:style-name="P1">Dados importad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6.3cm" svg:height="1.4cm" draw:transform="skewX (0.0623082542961976) translate (15.187cm 18.4cm)">
          <text:p text:style-name="P1">Interface de usuári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svg:x1="23.65cm" svg:y1="11.6cm" svg:x2="23.45cm" svg:y2="12.4cm" draw:start-shape="id9" draw:start-glue-point="8" draw:end-shape="id8" draw:end-glue-point="4" svg:d="M23650 11600v401h-200v399" svg:viewBox="0 0 201 801">
          <text:p/>
        </draw:connector>
        <draw:custom-shape draw:style-name="gr18" draw:text-style-name="P1" xml:id="id10" draw:id="id10" draw:layer="layout" svg:width="3.7cm" svg:height="1.7cm" svg:x="11.8cm" svg:y="9.5cm">
          <text:p text:style-name="P1">Common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4" draw:layer="layout" svg:x1="13.65cm" svg:y1="11.2cm" svg:x2="19.7cm" svg:y2="11.55cm" draw:start-shape="id10" draw:start-glue-point="8" draw:end-shape="id11" draw:end-glue-point="3" svg:d="M13650 11200v502h3951v-152h2099" svg:viewBox="0 0 6051 503">
          <text:p/>
        </draw:connector>
        <draw:connector draw:style-name="gr19" draw:text-style-name="P4" draw:layer="layout" svg:x1="11.8cm" svg:y1="10.35cm" svg:x2="6.05cm" svg:y2="11.2cm" draw:start-shape="id10" draw:start-glue-point="6" draw:end-shape="id12" draw:end-glue-point="0" svg:d="M11800 10350h-5750v850" svg:viewBox="0 0 5751 851">
          <text:p/>
        </draw:connector>
        <draw:connector draw:style-name="gr19" draw:text-style-name="P4" draw:layer="layout" svg:x1="11.8cm" svg:y1="10.35cm" svg:x2="14.3cm" svg:y2="17.2cm" draw:start-shape="id10" draw:start-glue-point="6" draw:end-shape="id13" svg:d="M11800 10350h-501v6850h3001" svg:viewBox="0 0 3002 6851">
          <text:p/>
        </draw:connector>
        <draw:custom-shape draw:style-name="gr20" draw:text-style-name="P1" draw:layer="layout" svg:width="6.8cm" svg:height="1.3cm" svg:x="2cm" svg:y="18.6cm">
          <text:p text:style-name="P1">Servidor R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7.1cm" svg:height="1.3cm" svg:x="1.7cm" svg:y="17.2cm">
          <text:p text:style-name="P1">Interface de usuári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7.1cm" svg:height="1.3cm" svg:x="1.7cm" svg:y="15.8cm">
          <text:p text:style-name="P1">Auditoria/alerta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4" draw:layer="layout" svg:x1="15.2cm" svg:y1="16.7cm" svg:x2="8.4cm" svg:y2="15.05cm" draw:start-shape="id14" draw:start-glue-point="6" draw:end-shape="id7" draw:end-glue-point="10" svg:d="M15200 16700h-3399v-1650h-3401" svg:viewBox="0 0 6801 16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4:44:01.215900406</meta:creation-date>
    <dc:date>2018-07-16T11:43:52.110576494</dc:date>
    <meta:editing-duration>PT2H23M16S</meta:editing-duration>
    <meta:editing-cycles>5</meta:editing-cycles>
    <meta:generator>LibreOffice/5.1.6.2$Linux_X86_64 LibreOffice_project/10m0$Build-2</meta:generator>
    <meta:document-statistic meta:object-count="37"/>
  </office:meta>
</office:document-meta>
</file>